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42.82mm" svg:height="89.99mm" svg:x="20.8mm" svg:y="50.96mm">
            <loext:p draw:notify-on-update-of-ranges="Sheet1.A2:Sheet1.A6 Sheet1.B1:Sheet1.B1 Sheet1.B2:Sheet1.B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手法</text:p>
          </table:table-cell>
          <table:table-cell office:value-type="string" calcext:value-type="string">
            <text:p>正答率</text:p>
          </table:table-cell>
        </table:table-row>
        <table:table-row table:style-name="ro1">
          <table:table-cell office:value-type="string" calcext:value-type="string">
            <text:p>従来手法[1]</text:p>
          </table:table-cell>
          <table:table-cell office:value-type="float" office:value="0.4832" calcext:value-type="float">
            <text:p>0.4832</text:p>
          </table:table-cell>
        </table:table-row>
        <table:table-row table:style-name="ro1">
          <table:table-cell office:value-type="string" calcext:value-type="string">
            <text:p>DV</text:p>
          </table:table-cell>
          <table:table-cell office:value-type="float" office:value="0.498" calcext:value-type="float">
            <text:p>0.498</text:p>
          </table:table-cell>
        </table:table-row>
        <table:table-row table:style-name="ro1">
          <table:table-cell office:value-type="string" calcext:value-type="string">
            <text:p>ASV</text:p>
          </table:table-cell>
          <table:table-cell office:value-type="float" office:value="0.4838" calcext:value-type="float">
            <text:p>0.4838</text:p>
          </table:table-cell>
        </table:table-row>
        <table:table-row table:style-name="ro1">
          <table:table-cell office:value-type="string" calcext:value-type="string">
            <text:p>Weighted ASV</text:p>
          </table:table-cell>
          <table:table-cell office:value-type="float" office:value="0.4867" calcext:value-type="float">
            <text:p>0.4867</text:p>
          </table:table-cell>
        </table:table-row>
        <table:table-row table:style-name="ro1">
          <table:table-cell office:value-type="string" calcext:value-type="string">
            <text:p>提案手法</text:p>
          </table:table-cell>
          <table:table-cell office:value-type="float" office:value="0.503" calcext:value-type="float">
            <text:p>0.5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name-complex="IPA Pゴシック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8">0000/00/00</text:date>, <text:time style:data-style-name="N2" text:time-value="09:43:53.6519210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09:34:00.739839932</meta:creation-date>
    <dc:date>2016-02-18T09:59:01.471800158</dc:date>
    <meta:editing-duration>PT19M21S</meta:editing-duration>
    <meta:editing-cycles>5</meta:editing-cycles>
    <meta:generator>LibreOffice/5.0.4.2$FreeBSD_X86_64 LibreOffice_project/00m0$Build-2</meta:generator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width="0.01cm" draw:fill="solid" draw:fill-color="#ffffff"/>
      <style:text-properties fo:font-size="12pt" style:font-size-asian="12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2pt" style:font-size-asian="12pt" style:font-size-complex="10pt"/>
    </style:style>
    <style:style style:name="ch5" style:family="chart">
      <style:chart-properties chart:auto-position="true" style:rotation-angle="0"/>
      <style:text-properties fo:font-size="12pt" style:font-size-asian="12pt" style:font-size-complex="9pt"/>
    </style:style>
    <style:style style:name="ch6" style:family="chart" style:data-style-name="N0">
      <style:chart-properties chart:display-label="true" chart:logarithmic="false" chart:minimum="0.47" chart:maximum="0.51" chart:origin="0" chart:interval-major="0.005" chart:reverse-direction="false" text:line-break="false" chart:link-data-style-to-source="true" chart:axis-position="1"/>
      <style:graphic-properties svg:stroke-color="#b3b3b3"/>
      <style:text-properties fo:font-size="12pt" style:font-size-asian="12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283cm" svg:height="9cm" xlink:href=".." xlink:type="simple" chart:class="chart:bar" chart:style-name="ch1">
        <chart:legend svg:x="11.336cm" svg:y="0.572cm" style:legend-expansion="custom" chartooo:width="2.267cm" chartooo:height="0.753cm" style:legend-expansion-aspect-ratio="3.01062416998672" chart:style-name="ch2"/>
        <chart:plot-area chart:style-name="ch3" table:cell-range-address="Sheet1.A1:Sheet1.B6" chart:data-source-has-labels="both" svg:x="1.422cm" svg:y="0.18cm" svg:width="12.576cm" svg:height="7.533cm">
          <chartooo:coordinate-region svg:x="2.754cm" svg:y="0.41cm" svg:width="11.244cm" svg:height="6.594cm"/>
          <chart:axis chart:dimension="x" chart:name="primary-x" chart:style-name="ch4" chartooo:axis-type="auto">
            <chartooo:date-scale/>
            <chart:title svg:x="7.201cm" svg:y="7.893cm" chart:style-name="ch5">
              <text:p>手法</text:p>
            </chart:title>
            <chart:categories table:cell-range-address="Sheet1.A2:Sheet1.A6"/>
          </chart:axis>
          <chart:axis chart:dimension="y" chart:name="primary-y" chart:style-name="ch6">
            <chart:title svg:x="0.451cm" svg:y="4.671cm" chart:style-name="ch7">
              <text:p>正答率</text:p>
            </chart:title>
            <chart:grid chart:style-name="ch8" chart:class="major"/>
          </chart:axis>
          <chart:series chart:style-name="ch9" chart:values-cell-range-address="Sheet1.B2:Sheet1.B6" chart:label-cell-address="Sheet1.B1:Sheet1.B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正答率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従来手法[1]</text:p>
                <draw:g>
                  <svg:desc>Sheet1.A2:Sheet1.A6</svg:desc>
                </draw:g>
              </table:table-cell>
              <table:table-cell office:value-type="float" office:value="0.4832">
                <text:p>0.4832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DV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string">
                <text:p>ASV</text:p>
              </table:table-cell>
              <table:table-cell office:value-type="float" office:value="0.4838">
                <text:p>0.4838</text:p>
              </table:table-cell>
            </table:table-row>
            <table:table-row>
              <table:table-cell office:value-type="string">
                <text:p>Weighted ASV</text:p>
              </table:table-cell>
              <table:table-cell office:value-type="float" office:value="0.4867">
                <text:p>0.4867</text:p>
              </table:table-cell>
            </table:table-row>
            <table:table-row>
              <table:table-cell office:value-type="string">
                <text:p>提案手法</text:p>
              </table:table-cell>
              <table:table-cell office:value-type="float" office:value="0.503">
                <text:p>0.5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FreeBSD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